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0209in solid #00000a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 JFranklin2345@acme.com, </text:span></text:p>
      <text:p text:style-name="Standard"><text:span text:style-name="T1">FROM JMartin2345@acme.com</text:span></text:p>
      <text:p text:style-name="Standard"><text:span text:style-name="T1">CC MLee2345@acme.com</text:span></text:p>
      <text:p text:style-name="Standard"><text:span text:style-name="T1">BC</text:span></text:p>
      <text:p text:style-name="Standard"><text:span text:style-name="T1">DATE 9/13/2016</text:span></text:p>
      <text:p text:style-name="Standard"><text:span text:style-name="T1">SUBJECT Request for College tuition reimbursement</text:span></text:p>
      <text:p text:style-name="P1"><text:span text:style-name="T1"><text:s/>ATTACHMENT AcmeTuitionReimbursment.doc; JMartinKVCCAcountSummary.pdf; JMartinKVCCTranscript.pdf</text:span></text:p>
      <text:p text:style-name="Standard">Dear James Franklin:</text:p>
      <text:p text:style-name="Standard"/>
      <text:p text:style-name="Standard">I understand that the company provides tuition reimbursement for students enrolled in a degree program in the computer field. I am currently enrolled at Kalamazoo Valley Community College(KVCC) in the Software Development program. I am taking Technical Writing and C# classes this semester. <text:s/>I am hoping these classes will be covered under the company’s reimbursement program for college tuition.</text:p>
      <text:p text:style-name="Standard"/>
      <text:p text:style-name="Standard">I believe that <text:s/>Acme’s I.T. Department has an ongoing need for Software Developers. <text:s/>Currently there are not enough Software Developers in American to fill all the jobs. <text:s/>The number of unfulfilled Software Developer jobs is expected to exceed one million by 2020 according to the Wall Street Journal. Acme's tuition reimbursement program is a great way for the company to help fill its needs in this area. <text:s/>By advancing Acme workers skills in Software Development Acme will also have the benefit of having <text:s/>new Software Developers that will already know the culture of Acme, thus needing less training to become part of the Acme team.</text:p>
      <text:p text:style-name="Standard"/>
      <text:p text:style-name="Standard">In the future, I intend to advance to Software Developer in Acme's I.T. Department. <text:s/>In this position, <text:s/>I would have the advantage over some one hired from outside the company as I am already familiar with our products and our company's culture. <text:s/>As part of the I.T. Department, I have already been trained in the procedures of the Department and get along well with those in the Software Development Team. <text:s/>If I was added to the Software Development Team I would be in a position to be a productive member of the team immediately with out the normally long training period of most new hires.</text:p>
      <text:p text:style-name="Standard"/>
      <text:p text:style-name="Standard">Attached to this email is the Acme company’s College Tuition Reimbursement form, the Account summary from KVCC and my transcript from KVCC. I believe these forms show that I have met the requirements for the reimbursement program. I look forward to seeing your response to my application. <text:s/>Our need for the highest writers of software is what can set us apart in the present and can establish our future success. </text:p>
      <text:p text:style-name="Standard"><text:soft-page-break/></text:p>
      <text:p text:style-name="Standard">Sincerely,</text:p>
      <text:p text:style-name="P2">Jeffrey Martin<text:bookmark text:name="_GoBack"/></text:p>
      <text:p text:style-name="P2"/>
      <text:p text:style-name="P2"/>
      <text:p text:style-name="P2">Dear Mark Lee:</text:p>
      <text:p text:style-name="P2"/>
      <text:p text:style-name="P2">As per the instructions on the Acme company’s College Tuition Reimbursement form, I am informing you how going to school will impact my availability for work. This should give you the information needed if you need to change my work schedule.</text:p>
      <text:p text:style-name="P2"/>
      <text:p text:style-name="P2">The classes I am taking mean that I will not be able to work on Monday and Wednesday from 1:00Pm to 6:00Pm. <text:s/>I chose the time for these classes since they do not conflict with my current work schedule. </text:p>
      <text:p text:style-name="P2"/>
      <text:p text:style-name="P2">As I have stated before I am flexible in my work schedule and look forward to helping out the company by filling in when needed. </text:p>
      <text:p text:style-name="P2"/>
      <text:p text:style-name="P2">Sincerely,</text:p>
      <text:p text:style-name="P2">Jeffrey Mar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deDie</meta:initial-creator>
    <dc:creator>Sophia Christensen</dc:creator>
    <meta:editing-cycles>10</meta:editing-cycles>
    <meta:creation-date>2016-09-13T18:48:00</meta:creation-date>
    <dc:date>2016-09-15T10:41:15.77</dc:date>
    <meta:editing-duration>PT48M28S</meta:editing-duration>
    <meta:generator>OpenOffice/4.1.2$Win32 OpenOffice.org_project/412m3$Build-9782</meta:generator>
    <meta:document-statistic meta:table-count="0" meta:image-count="0" meta:object-count="0" meta:page-count="2" meta:paragraph-count="20" meta:word-count="475" meta:character-count="2923"/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